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210 스무살의봄 L" officeooo:rsid="001affd2" officeooo:paragraph-rsid="001affd2" style:font-name-asian="210 스무살의봄 L"/>
    </style:style>
    <style:style style:name="P2" style:family="paragraph" style:parent-style-name="Standard">
      <style:text-properties style:font-name="210 스무살의봄 L" officeooo:rsid="001affd2" officeooo:paragraph-rsid="001b59dc" style:font-name-asian="210 스무살의봄 L"/>
    </style:style>
    <style:style style:name="P3" style:family="paragraph" style:parent-style-name="Standard">
      <style:text-properties style:font-name="210 스무살의봄 L" officeooo:rsid="001affd2" officeooo:paragraph-rsid="00253ef3" style:font-name-asian="210 스무살의봄 L"/>
    </style:style>
    <style:style style:name="P4" style:family="paragraph" style:parent-style-name="Standard">
      <style:text-properties style:font-name="210 스무살의봄 L" officeooo:rsid="001affd2" officeooo:paragraph-rsid="00289c1d" style:font-name-asian="210 스무살의봄 L"/>
    </style:style>
    <style:style style:name="P5" style:family="paragraph" style:parent-style-name="Standard">
      <style:text-properties style:font-name="210 스무살의봄 L" officeooo:rsid="002b73ab" officeooo:paragraph-rsid="002db017" style:font-name-asian="210 스무살의봄 L"/>
    </style:style>
    <style:style style:name="P6" style:family="paragraph" style:parent-style-name="Standard">
      <style:text-properties style:font-name="210 스무살의봄 L" officeooo:rsid="0051d586" officeooo:paragraph-rsid="002db017" style:font-name-asian="210 스무살의봄 L"/>
    </style:style>
    <style:style style:name="P7" style:family="paragraph" style:parent-style-name="Standard">
      <style:text-properties style:font-name="210 스무살의봄 L" officeooo:rsid="003e2139" officeooo:paragraph-rsid="002db017" style:font-name-asian="210 스무살의봄 L"/>
    </style:style>
    <style:style style:name="P8" style:family="paragraph" style:parent-style-name="Standard">
      <style:text-properties style:font-name="210 스무살의봄 L" officeooo:rsid="004aafce" officeooo:paragraph-rsid="002db017" style:font-name-asian="210 스무살의봄 L"/>
    </style:style>
    <style:style style:name="P9" style:family="paragraph" style:parent-style-name="Standard">
      <style:text-properties style:font-name="210 스무살의봄 L" officeooo:rsid="004c4b3c" officeooo:paragraph-rsid="002db017" style:font-name-asian="210 스무살의봄 L"/>
    </style:style>
    <style:style style:name="P10" style:family="paragraph" style:parent-style-name="Standard">
      <style:text-properties style:font-name="210 스무살의봄 L" officeooo:rsid="004ca7b7" officeooo:paragraph-rsid="002db017" style:font-name-asian="210 스무살의봄 L"/>
    </style:style>
    <style:style style:name="P11" style:family="paragraph" style:parent-style-name="Standard">
      <style:text-properties style:font-name="210 스무살의봄 L" officeooo:rsid="00567ace" officeooo:paragraph-rsid="002db017" style:font-name-asian="210 스무살의봄 L"/>
    </style:style>
    <style:style style:name="P12" style:family="paragraph" style:parent-style-name="Standard">
      <style:text-properties style:font-name="210 스무살의봄 L" officeooo:rsid="004d13c7" officeooo:paragraph-rsid="002db017" style:font-name-asian="210 스무살의봄 L"/>
    </style:style>
    <style:style style:name="P13" style:family="paragraph" style:parent-style-name="Standard">
      <style:text-properties style:font-name="210 스무살의봄 L" officeooo:rsid="004fb727" officeooo:paragraph-rsid="002db017" style:font-name-asian="210 스무살의봄 L"/>
    </style:style>
    <style:style style:name="P14" style:family="paragraph" style:parent-style-name="Standard">
      <style:text-properties style:font-name="210 스무살의봄 L" officeooo:rsid="00514210" officeooo:paragraph-rsid="002db017" style:font-name-asian="210 스무살의봄 L"/>
    </style:style>
    <style:style style:name="P15" style:family="paragraph" style:parent-style-name="Standard">
      <style:paragraph-properties fo:break-before="page"/>
      <style:text-properties style:font-name="210 스무살의봄 L" officeooo:rsid="002b73ab" officeooo:paragraph-rsid="002db017" style:font-name-asian="210 스무살의봄 L"/>
    </style:style>
    <style:style style:name="T1" style:family="text">
      <style:text-properties officeooo:rsid="001b59dc"/>
    </style:style>
    <style:style style:name="T2" style:family="text">
      <style:text-properties officeooo:rsid="0021ee40"/>
    </style:style>
    <style:style style:name="T3" style:family="text">
      <style:text-properties officeooo:rsid="0023e2e3"/>
    </style:style>
    <style:style style:name="T4" style:family="text">
      <style:text-properties officeooo:rsid="00253ef3"/>
    </style:style>
    <style:style style:name="T5" style:family="text">
      <style:text-properties officeooo:rsid="0025f658"/>
    </style:style>
    <style:style style:name="T6" style:family="text">
      <style:text-properties officeooo:rsid="00268908"/>
    </style:style>
    <style:style style:name="T7" style:family="text">
      <style:text-properties officeooo:rsid="00285b91"/>
    </style:style>
    <style:style style:name="T8" style:family="text">
      <style:text-properties officeooo:rsid="00289c1d"/>
    </style:style>
    <style:style style:name="T9" style:family="text">
      <style:text-properties officeooo:rsid="002cdc4d"/>
    </style:style>
    <style:style style:name="T10" style:family="text">
      <style:text-properties officeooo:rsid="00520509"/>
    </style:style>
    <style:style style:name="T11" style:family="text">
      <style:text-properties officeooo:rsid="0045ced2"/>
    </style:style>
    <style:style style:name="T12" style:family="text">
      <style:text-properties officeooo:rsid="004ca7b7"/>
    </style:style>
    <style:style style:name="T13" style:family="text">
      <style:text-properties officeooo:rsid="00567ace"/>
    </style:style>
    <style:style style:name="T14" style:family="text">
      <style:text-properties officeooo:rsid="004df871"/>
    </style:style>
    <style:style style:name="T15" style:family="text">
      <style:text-properties officeooo:rsid="0051d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비트연산자&gt; #비트연산자</text:p>
      <text:p text:style-name="P2">2진수<text:span text:style-name="T2">를 다루기 위한</text:span> <text:span text:style-name="T1">연산자 (10진수의 정수를 사용하여도 자동으로 2진수 비트 연산을 한다.)</text:span></text:p>
      <text:p text:style-name="P2"/>
      <text:p text:style-name="P2">이항 연산자</text:p>
      <text:p text:style-name="P3">&amp; AND – 두 개의 비트가 <text:s/>모두 1일 경우 1, <text:span text:style-name="T4">아니면</text:span> 0</text:p>
      <text:p text:style-name="P3">| OR <text:s/>- 두 개의 비트중에 하나라도 1<text:span text:style-name="T3">일 경우</text:span> <text:s/>1, <text:span text:style-name="T4">아니면 0</text:span></text:p>
      <text:p text:style-name="P3">^ XOR – 두 개의 비트가 같으면 (1 1 or 0 0) 0, 다르면 1</text:p>
      <text:p text:style-name="P1"/>
      <text:p text:style-name="P1"><text:s/>쉬프트연산자(단항연산자)</text:p>
      <text:p text:style-name="P1">&gt;&gt;<text:span text:style-name="T8">n</text:span> <text:s/>비트를 <text:span text:style-name="T7">왼쪽으로 n번 </text:span>이동 시킨다. 부호비<text:span text:style-name="T5">트</text:span>(맨 앞에 비트)가 1이면 <text:s/><text:span text:style-name="T6">(</text:span>음수이면<text:span text:style-name="T6">)</text:span> 1로 채워진다.</text:p>
      <text:p text:style-name="P4">&lt;&lt;<text:span text:style-name="T8">n</text:span> <text:s/>비트를 <text:span text:style-name="T7">오른쪽으로 n번 </text:span>한칸씩 이동 시킨다. 빈자리는 0으로 채워진다.</text:p>
      <text:p text:style-name="P4">&gt;&gt;&gt;<text:span text:style-name="T8">n</text:span> <text:span text:style-name="T8">비트를 오른쪽으로 n번 이동시킨다. </text:span>무조건 0으로 채운다.</text:p>
      <text:p text:style-name="P15">&lt;miniWAS 만들기&gt; <text:span text:style-name="T9">#미니와스 #miniwas</text:span></text:p>
      <text:p text:style-name="P5"/>
      <text:p text:style-name="P5"><text:span text:style-name="T9">MINIWAS 객체 정리</text:span></text:p>
      <text:p text:style-name="P7">-<text:span text:style-name="T11">Connector</text:span></text:p>
      <text:p text:style-name="P8">1) ServerSocket.accept() 블록킹 메소드를 이용하여, 새로운 브라우저가 접속하는지 확인하고, 접속하면 새로운 Socket을 만들어준다.</text:p>
      <text:p text:style-name="P7"/>
      <text:p text:style-name="P7">-<text:span text:style-name="T11">Handler</text:span></text:p>
      <text:p text:style-name="P8">1) Connector가 만들어 준 Socket을 받는다.</text:p>
      <text:p text:style-name="P8">2) Socket을 이용하여 직접적인 input, output을 담당한다.</text:p>
      <text:p text:style-name="P9">3-1) Request(input)일 경우 Request 객체로 요청정보를 전달한다.</text:p>
      <text:p text:style-name="P9">3-2) Response(output)을 해야 할 경우는 Response로 부터 출력할 내용을 받는다.</text:p>
      <text:p text:style-name="P9"/>
      <text:p text:style-name="P9">-<text:span text:style-name="T12">Request</text:span></text:p>
      <text:p text:style-name="P10">1) Handler로 부터 요청정보를 받는다.</text:p>
      <text:p text:style-name="P11">2) 요청정보를 메소드명, Path명, 헤더정보로 나눈다.</text:p>
      <text:p text:style-name="P10"><text:span text:style-name="T13">3</text:span>) 요청정보를 Engine에게 전달한다.</text:p>
      <text:p text:style-name="P9"/>
      <text:p text:style-name="P9">-<text:span text:style-name="T12">Response</text:span></text:p>
      <text:p text:style-name="P12">1) Servlet이 처리한 내용을 받는다.</text:p>
      <text:p text:style-name="P12">2) Servlet으로 받은 출력내용을 Handler에게 전달한다.</text:p>
      <text:p text:style-name="P12"/>
      <text:p text:style-name="P12">-Engine</text:p>
      <text:p text:style-name="P12">1) Request로부터 요청정보를 받는다.</text:p>
      <text:p text:style-name="P12">2) 요청정보를 분석하여 어떤 Servlet으로 전달할지 판단하고, 그 Servlet으로 요청정보를 전달한다.</text:p>
      <text:p text:style-name="P12">(현재는 정적Data만 다루는 DefaultServlet만 정의한다. 추후에 <text:span text:style-name="T14">동적인 데이터를 다루는</text:span> Servlet을 구현한다.)</text:p>
      <text:p text:style-name="P13">3)요청정보를 분석할 때 필요한 파일이 있다면 Context 객체로 부터 받는다.</text:p>
      <text:p text:style-name="P13"/>
      <text:p text:style-name="P13">-Context</text:p>
      <text:p text:style-name="P13">1) path 가장 앞부분을 뜻한다. (존재하지 않을 수도 있다.)</text:p>
      <text:p text:style-name="P14">2) baseDirectory를 관리한다.</text:p>
      <text:p text:style-name="P14">3) Engine이 요청한 기능(경로, 디렉토리, 파일관련)을 처리하고 보내준다.</text:p>
      <text:p text:style-name="P14"/>
      <text:p text:style-name="P14">-<text:span text:style-name="T15">DefaultServelt</text:span></text:p>
      <text:p text:style-name="P6">1) Engine으로부터 요청정보를 받는다.</text:p>
      <text:p text:style-name="P6">2) 정적Data를 다룬다.</text:p>
      <text:p text:style-name="P6">3) 적절한 로직 처리를 하고 Response객체에게 내용을 <text:span text:style-name="T10">전달한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210 스무살의봄 L" svg:font-family="'210 스무살의봄 L'" style:font-pitch="variable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52:51.898913056</meta:creation-date>
    <dc:date>2018-09-20T18:42:53.853066896</dc:date>
    <meta:editing-duration>PT15M5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2" meta:paragraph-count="39" meta:word-count="694" meta:character-count="1236" meta:non-whitespace-character-count="1027"/>
  </office:meta>
</office:document-meta>
</file>